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3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5"/>March - 2012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8060" calcext:value-type="float">
            <text:p><text:s/>548,060 </text:p>
          </table:table-cell>
          <table:table-cell table:style-name="ce30" office:value-type="float" office:value="4101" calcext:value-type="float">
            <text:p><text:s/>4,101 </text:p>
          </table:table-cell>
          <table:table-cell table:style-name="ce30" office:value-type="float" office:value="27874" calcext:value-type="float">
            <text:p><text:s/>27,8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512775" calcext:value-type="float">
            <text:p><text:s/>512,7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28" calcext:value-type="float">
            <text:p><text:s/>2,428 </text:p>
          </table:table-cell>
          <table:table-cell table:style-name="ce30" office:value-type="float" office:value="3457" calcext:value-type="float">
            <text:p><text:s/>3,45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69" calcext:value-type="float">
            <text:p><text:s/>569 </text:p>
          </table:table-cell>
          <table:table-cell table:style-name="ce30" office:value-type="float" office:value="5050" calcext:value-type="float">
            <text:p><text:s/>5,050 </text:p>
          </table:table-cell>
          <table:table-cell table:style-name="ce30" office:value-type="float" office:value="3954" calcext:value-type="float">
            <text:p><text:s/>3,954 </text:p>
          </table:table-cell>
          <table:table-cell table:style-name="ce30" office:value-type="float" office:value="1096" calcext:value-type="float">
            <text:p><text:s/>1,096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4147" calcext:value-type="float">
            <text:p><text:s/>174,147 </text:p>
          </table:table-cell>
          <table:table-cell table:style-name="ce30" office:value-type="float" office:value="2376" calcext:value-type="float">
            <text:p><text:s/>2,37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1213" calcext:value-type="float">
            <text:p><text:s/>171,2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38" calcext:value-type="float">
            <text:p><text:s/>2,038 </text:p>
          </table:table-cell>
          <table:table-cell table:style-name="ce30" office:value-type="float" office:value="1209" calcext:value-type="float">
            <text:p><text:s/>1,20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6" calcext:value-type="float">
            <text:p><text:s/>196 </text:p>
          </table:table-cell>
          <table:table-cell table:style-name="ce30" office:value-type="float" office:value="1867" calcext:value-type="float">
            <text:p><text:s/>1,867 </text:p>
          </table:table-cell>
          <table:table-cell table:style-name="ce30" office:value-type="float" office:value="1725" calcext:value-type="float">
            <text:p><text:s/>1,725 </text:p>
          </table:table-cell>
          <table:table-cell table:style-name="ce30" office:value-type="float" office:value="142" calcext:value-type="float">
            <text:p><text:s/>142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604" calcext:value-type="float">
            <text:p><text:s/>81,604 </text:p>
          </table:table-cell>
          <table:table-cell table:style-name="ce30" office:value-type="float" office:value="474" calcext:value-type="float">
            <text:p><text:s/>474 </text:p>
          </table:table-cell>
          <table:table-cell table:style-name="ce30" office:value-type="float" office:value="6567" calcext:value-type="float">
            <text:p><text:s/>6,56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344" calcext:value-type="float">
            <text:p><text:s/>74,34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2" calcext:value-type="float">
            <text:p><text:s/>192 </text:p>
          </table:table-cell>
          <table:table-cell table:style-name="ce30" office:value-type="float" office:value="401" calcext:value-type="float">
            <text:p><text:s/>40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0" calcext:value-type="float">
            <text:p><text:s/>100 </text:p>
          </table:table-cell>
          <table:table-cell table:style-name="ce30" office:value-type="float" office:value="474" calcext:value-type="float">
            <text:p><text:s/>474 </text:p>
          </table:table-cell>
          <table:table-cell table:style-name="ce30" office:value-type="float" office:value="292" calcext:value-type="float">
            <text:p><text:s/>292 </text:p>
          </table:table-cell>
          <table:table-cell table:style-name="ce30" office:value-type="float" office:value="182" calcext:value-type="float">
            <text:p><text:s/>182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6080" calcext:value-type="float">
            <text:p><text:s/>46,080 </text:p>
          </table:table-cell>
          <table:table-cell table:style-name="ce30" office:value-type="float" office:value="199" calcext:value-type="float">
            <text:p><text:s/>199 </text:p>
          </table:table-cell>
          <table:table-cell table:style-name="ce30" office:value-type="float" office:value="6930" calcext:value-type="float">
            <text:p><text:s/>6,9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38333" calcext:value-type="float">
            <text:p><text:s/>38,3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3" calcext:value-type="float">
            <text:p><text:s/>53 </text:p>
          </table:table-cell>
          <table:table-cell table:style-name="ce30" office:value-type="float" office:value="413" calcext:value-type="float">
            <text:p><text:s/>4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2" calcext:value-type="float">
            <text:p><text:s/>82 </text:p>
          </table:table-cell>
          <table:table-cell table:style-name="ce30" office:value-type="float" office:value="465" calcext:value-type="float">
            <text:p><text:s/>465 </text:p>
          </table:table-cell>
          <table:table-cell table:style-name="ce30" office:value-type="float" office:value="404" calcext:value-type="float">
            <text:p><text:s/>404 </text:p>
          </table:table-cell>
          <table:table-cell table:style-name="ce30" office:value-type="float" office:value="61" calcext:value-type="float">
            <text:p><text:s/>6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359" calcext:value-type="float">
            <text:p><text:s/>20,359 </text:p>
          </table:table-cell>
          <table:table-cell table:style-name="ce30" office:value-type="float" office:value="101" calcext:value-type="float">
            <text:p><text:s/>101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78" calcext:value-type="float">
            <text:p><text:s/>16,37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134" calcext:value-type="float">
            <text:p><text:s/>1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2" calcext:value-type="float">
            <text:p><text:s/>52 </text:p>
          </table:table-cell>
          <table:table-cell table:style-name="ce30" office:value-type="float" office:value="283" calcext:value-type="float">
            <text:p><text:s/>283 </text:p>
          </table:table-cell>
          <table:table-cell table:style-name="ce30" office:value-type="float" office:value="238" calcext:value-type="float">
            <text:p><text:s/>238 </text:p>
          </table:table-cell>
          <table:table-cell table:style-name="ce30" office:value-type="float" office:value="45" calcext:value-type="float">
            <text:p><text:s/>4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2288" calcext:value-type="float">
            <text:p><text:s/>112,288 </text:p>
          </table:table-cell>
          <table:table-cell table:style-name="ce30" office:value-type="float" office:value="725" calcext:value-type="float">
            <text:p><text:s/>725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1159" calcext:value-type="float">
            <text:p><text:s/>111,1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7" calcext:value-type="float">
            <text:p><text:s/>87 </text:p>
          </table:table-cell>
          <table:table-cell table:style-name="ce30" office:value-type="float" office:value="405" calcext:value-type="float">
            <text:p><text:s/>4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4" calcext:value-type="float">
            <text:p><text:s/>74 </text:p>
          </table:table-cell>
          <table:table-cell table:style-name="ce30" office:value-type="float" office:value="1119" calcext:value-type="float">
            <text:p><text:s/>1,119 </text:p>
          </table:table-cell>
          <table:table-cell table:style-name="ce30" office:value-type="float" office:value="555" calcext:value-type="float">
            <text:p><text:s/>555 </text:p>
          </table:table-cell>
          <table:table-cell table:style-name="ce30" office:value-type="float" office:value="564" calcext:value-type="float">
            <text:p><text:s/>564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0982" calcext:value-type="float">
            <text:p><text:s/>110,982 </text:p>
          </table:table-cell>
          <table:table-cell table:style-name="ce30" office:value-type="float" office:value="226" calcext:value-type="float">
            <text:p><text:s/>226 </text:p>
          </table:table-cell>
          <table:table-cell table:style-name="ce30" office:value-type="float" office:value="10118" calcext:value-type="float">
            <text:p><text:s/>10,11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99263" calcext:value-type="float">
            <text:p><text:s/>99,26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4" calcext:value-type="float">
            <text:p><text:s/>54 </text:p>
          </table:table-cell>
          <table:table-cell table:style-name="ce30" office:value-type="float" office:value="881" calcext:value-type="float">
            <text:p><text:s/>88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5" calcext:value-type="float">
            <text:p><text:s/>65 </text:p>
          </table:table-cell>
          <table:table-cell table:style-name="ce30" office:value-type="float" office:value="822" calcext:value-type="float">
            <text:p><text:s/>822 </text:p>
          </table:table-cell>
          <table:table-cell table:style-name="ce30" office:value-type="float" office:value="720" calcext:value-type="float">
            <text:p><text:s/>720 </text:p>
          </table:table-cell>
          <table:table-cell table:style-name="ce30" office:value-type="float" office:value="102" calcext:value-type="float">
            <text:p><text:s/>10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09" calcext:value-type="float">
            <text:p><text:s/>2,609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4105" calcext:value-type="float">
            <text:p><text:s/>34,105 </text:p>
          </table:table-cell>
          <table:table-cell table:style-name="ce31" office:value-type="float" office:value="115" calcext:value-type="float">
            <text:p><text:s/>115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418" calcext:value-type="float">
            <text:p><text:s/>32,4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484" calcext:value-type="float">
            <text:p><text:s/>48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513" calcext:value-type="float">
            <text:p><text:s/>513 </text:p>
          </table:table-cell>
          <table:table-cell table:style-name="ce31" office:value-type="float" office:value="469" calcext:value-type="float">
            <text:p><text:s/>469 </text:p>
          </table:table-cell>
          <table:table-cell table:style-name="ce31" office:value-type="float" office:value="44" calcext:value-type="float">
            <text:p><text:s/>4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733" calcext:value-type="float">
            <text:p><text:s/>4,733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02" calcext:value-type="float">
            <text:p><text:s/>3,5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9" calcext:value-type="float">
            <text:p><text:s/>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33" calcext:value-type="float">
            <text:p><text:s/>3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653" calcext:value-type="float">
            <text:p><text:s/>1,65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60" calcext:value-type="float">
            <text:p><text:s/>1,5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5" calcext:value-type="float">
            <text:p><text:s/>4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28" calcext:value-type="float">
            <text:p><text:s/>5,128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23" calcext:value-type="float">
            <text:p><text:s/>4,8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7" calcext:value-type="float">
            <text:p><text:s/>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51" calcext:value-type="float">
            <text:p><text:s/>1,85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4" calcext:value-type="float">
            <text:p><text:s/>1,7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84" calcext:value-type="float">
            <text:p><text:s/>2,184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6" calcext:value-type="float">
            <text:p><text:s/>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400" calcext:value-type="float">
            <text:p><text:s/>2,4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24" calcext:value-type="float">
            <text:p><text:s/>13,024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55" calcext:value-type="float">
            <text:p><text:s/>12,1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5" calcext:value-type="float">
            <text:p><text:s/>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50" calcext:value-type="float">
            <text:p><text:s/>55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17" calcext:value-type="float">
            <text:p><text:s/>2,617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1" calcext:value-type="float">
            <text:p><text:s/>2,6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52" calcext:value-type="float">
            <text:p><text:s/>5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221" calcext:value-type="float">
            <text:p><text:s/>17,221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9" calcext:value-type="float">
            <text:p><text:s/>16,2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930" calcext:value-type="float">
            <text:p><text:s/>6,930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300" calcext:value-type="float">
            <text:p><text:s/>3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520" calcext:value-type="float">
            <text:p><text:s/>6,5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25" calcext:value-type="float">
            <text:p><text:s/>15,9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00" calcext:value-type="float">
            <text:p><text:s/>2,60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5" calcext:value-type="float">
            <text:p><text:s/>2,08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0" calcext:value-type="float">
            <text:p><text:s/>2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81" calcext:value-type="float">
            <text:p><text:s/>2,08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7" calcext:value-type="float">
            <text:p><text:s/>2,0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9" calcext:value-type="float">
            <text:p><text:s/>5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2-05-09T09:18:07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